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60005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6:00:05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24.233505" calcext:value-type="float">
            <text:p>24.233505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210949" calcext:value-type="float">
            <text:p>0.21094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9.502327" calcext:value-type="float">
            <text:p>59.50232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4.233505" calcext:value-type="float">
            <text:p>24.23350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99.717896" calcext:value-type="float">
            <text:p>299.71789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55175" calcext:value-type="float">
            <text:p>0.15517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63198" calcext:value-type="float">
            <text:p>0.063198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180016" calcext:value-type="float">
            <text:p>0.180016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164959" calcext:value-type="float">
            <text:p>0.164959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151864" calcext:value-type="float">
            <text:p>0.151864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083328" calcext:value-type="float">
            <text:p>0.083328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164345" calcext:value-type="float">
            <text:p>0.164345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202898" calcext:value-type="float">
            <text:p>0.202898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.155175" calcext:value-type="float">
            <text:p>0.155175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063198" calcext:value-type="float">
            <text:p>0.06319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0.180016" calcext:value-type="float">
            <text:p>0.180016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164959" calcext:value-type="float">
            <text:p>0.164959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911704" calcext:value-type="float">
            <text:p>0.91170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10.111441" calcext:value-type="float">
            <text:p>10.11144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.558255" calcext:value-type="float">
            <text:p>10.558255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.00092" calcext:value-type="float">
            <text:p>0.00092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.00092" calcext:value-type="float">
            <text:p>0.00092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.00092" calcext:value-type="float">
            <text:p>0.00092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.000685" calcext:value-type="float">
            <text:p>0.000685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.000467" calcext:value-type="float">
            <text:p>0.000467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.000378" calcext:value-type="float">
            <text:p>0.000378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.000648" calcext:value-type="float">
            <text:p>0.000648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.000853" calcext:value-type="float">
            <text:p>0.000853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.000882" calcext:value-type="float">
            <text:p>0.000882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.000728" calcext:value-type="float">
            <text:p>0.000728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.000318" calcext:value-type="float">
            <text:p>0.000318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.000237" calcext:value-type="float">
            <text:p>0.000237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.00039" calcext:value-type="float">
            <text:p>0.00039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.000766" calcext:value-type="float">
            <text:p>0.000766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.000922" calcext:value-type="float">
            <text:p>0.000922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.000789" calcext:value-type="float">
            <text:p>0.000789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.000459" calcext:value-type="float">
            <text:p>0.000459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.000344" calcext:value-type="float">
            <text:p>0.000344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.000442" calcext:value-type="float">
            <text:p>0.000442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.000593" calcext:value-type="float">
            <text:p>0.000593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.000634" calcext:value-type="float">
            <text:p>0.000634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.000569" calcext:value-type="float">
            <text:p>0.000569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.000495" calcext:value-type="float">
            <text:p>0.000495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.000441" calcext:value-type="float">
            <text:p>0.000441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.000547" calcext:value-type="float">
            <text:p>0.000547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.000969" calcext:value-type="float">
            <text:p>0.000969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.001706" calcext:value-type="float">
            <text:p>0.001706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.002503" calcext:value-type="float">
            <text:p>0.002503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.003157" calcext:value-type="float">
            <text:p>0.003157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.003707" calcext:value-type="float">
            <text:p>0.003707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.004466" calcext:value-type="float">
            <text:p>0.004466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.005463" calcext:value-type="float">
            <text:p>0.005463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.007095" calcext:value-type="float">
            <text:p>0.007095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.009539" calcext:value-type="float">
            <text:p>0.009539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.012796" calcext:value-type="float">
            <text:p>0.012796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.016457" calcext:value-type="float">
            <text:p>0.016457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.020152" calcext:value-type="float">
            <text:p>0.020152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.024166" calcext:value-type="float">
            <text:p>0.024166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.029173" calcext:value-type="float">
            <text:p>0.029173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.03517" calcext:value-type="float">
            <text:p>0.03517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.043134" calcext:value-type="float">
            <text:p>0.043134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.052978" calcext:value-type="float">
            <text:p>0.052978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64742" calcext:value-type="float">
            <text:p>0.064742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77813" calcext:value-type="float">
            <text:p>0.077813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91574" calcext:value-type="float">
            <text:p>0.091574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107045" calcext:value-type="float">
            <text:p>0.107045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124895" calcext:value-type="float">
            <text:p>0.124895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145123" calcext:value-type="float">
            <text:p>0.145123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168947" calcext:value-type="float">
            <text:p>0.168947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195484" calcext:value-type="float">
            <text:p>0.195484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225468" calcext:value-type="float">
            <text:p>0.225468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258952" calcext:value-type="float">
            <text:p>0.258952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295505" calcext:value-type="float">
            <text:p>0.295505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336591" calcext:value-type="float">
            <text:p>0.336591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381099" calcext:value-type="float">
            <text:p>0.381099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429204" calcext:value-type="float">
            <text:p>0.429204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481594" calcext:value-type="float">
            <text:p>0.481594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537045" calcext:value-type="float">
            <text:p>0.537045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596315" calcext:value-type="float">
            <text:p>0.596315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657482" calcext:value-type="float">
            <text:p>0.657482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720546" calcext:value-type="float">
            <text:p>0.720546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781739" calcext:value-type="float">
            <text:p>0.781739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839886" calcext:value-type="float">
            <text:p>0.839886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891974" calcext:value-type="float">
            <text:p>0.891974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935817" calcext:value-type="float">
            <text:p>0.935817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971623" calcext:value-type="float">
            <text:p>0.971623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992082" calcext:value-type="float">
            <text:p>0.992082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992618" calcext:value-type="float">
            <text:p>0.992618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973023" calcext:value-type="float">
            <text:p>0.973023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943429" calcext:value-type="float">
            <text:p>0.943429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902026" calcext:value-type="float">
            <text:p>0.902026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854389" calcext:value-type="float">
            <text:p>0.854389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800277" calcext:value-type="float">
            <text:p>0.800277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743264" calcext:value-type="float">
            <text:p>0.743264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685013" calcext:value-type="float">
            <text:p>0.685013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627602" calcext:value-type="float">
            <text:p>0.627602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572973" calcext:value-type="float">
            <text:p>0.572973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521642" calcext:value-type="float">
            <text:p>0.521642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475181" calcext:value-type="float">
            <text:p>0.475181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432649" calcext:value-type="float">
            <text:p>0.432649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395553" calcext:value-type="float">
            <text:p>0.395553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361795" calcext:value-type="float">
            <text:p>0.361795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331507" calcext:value-type="float">
            <text:p>0.331507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304051" calcext:value-type="float">
            <text:p>0.304051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278115" calcext:value-type="float">
            <text:p>0.278115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254585" calcext:value-type="float">
            <text:p>0.254585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232838" calcext:value-type="float">
            <text:p>0.232838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212917" calcext:value-type="float">
            <text:p>0.212917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194469" calcext:value-type="float">
            <text:p>0.194469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176732" calcext:value-type="float">
            <text:p>0.176732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160494" calcext:value-type="float">
            <text:p>0.160494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14576" calcext:value-type="float">
            <text:p>0.14576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132593" calcext:value-type="float">
            <text:p>0.132593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121324" calcext:value-type="float">
            <text:p>0.121324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111283" calcext:value-type="float">
            <text:p>0.111283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102776" calcext:value-type="float">
            <text:p>0.102776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094938" calcext:value-type="float">
            <text:p>0.094938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087827" calcext:value-type="float">
            <text:p>0.087827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081922" calcext:value-type="float">
            <text:p>0.081922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076926" calcext:value-type="float">
            <text:p>0.076926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07293" calcext:value-type="float">
            <text:p>0.07293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069189" calcext:value-type="float">
            <text:p>0.069189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065724" calcext:value-type="float">
            <text:p>0.065724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062571" calcext:value-type="float">
            <text:p>0.062571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059624" calcext:value-type="float">
            <text:p>0.059624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057055" calcext:value-type="float">
            <text:p>0.057055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054799" calcext:value-type="float">
            <text:p>0.054799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052923" calcext:value-type="float">
            <text:p>0.052923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051635" calcext:value-type="float">
            <text:p>0.051635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050815" calcext:value-type="float">
            <text:p>0.050815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050586" calcext:value-type="float">
            <text:p>0.050586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050636" calcext:value-type="float">
            <text:p>0.050636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051067" calcext:value-type="float">
            <text:p>0.051067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052063" calcext:value-type="float">
            <text:p>0.052063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053533" calcext:value-type="float">
            <text:p>0.053533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05542" calcext:value-type="float">
            <text:p>0.05542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057364" calcext:value-type="float">
            <text:p>0.057364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059405" calcext:value-type="float">
            <text:p>0.059405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061594" calcext:value-type="float">
            <text:p>0.061594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063916" calcext:value-type="float">
            <text:p>0.063916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066115" calcext:value-type="float">
            <text:p>0.066115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068063" calcext:value-type="float">
            <text:p>0.068063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069694" calcext:value-type="float">
            <text:p>0.069694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071132" calcext:value-type="float">
            <text:p>0.071132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072413" calcext:value-type="float">
            <text:p>0.072413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073688" calcext:value-type="float">
            <text:p>0.073688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075052" calcext:value-type="float">
            <text:p>0.075052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076311" calcext:value-type="float">
            <text:p>0.076311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077214" calcext:value-type="float">
            <text:p>0.077214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077719" calcext:value-type="float">
            <text:p>0.077719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077705" calcext:value-type="float">
            <text:p>0.077705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077334" calcext:value-type="float">
            <text:p>0.077334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07659" calcext:value-type="float">
            <text:p>0.07659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075762" calcext:value-type="float">
            <text:p>0.075762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074717" calcext:value-type="float">
            <text:p>0.074717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073165" calcext:value-type="float">
            <text:p>0.073165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071132" calcext:value-type="float">
            <text:p>0.071132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069168" calcext:value-type="float">
            <text:p>0.069168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067689" calcext:value-type="float">
            <text:p>0.067689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066416" calcext:value-type="float">
            <text:p>0.066416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064598" calcext:value-type="float">
            <text:p>0.064598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062164" calcext:value-type="float">
            <text:p>0.062164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059307" calcext:value-type="float">
            <text:p>0.059307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056359" calcext:value-type="float">
            <text:p>0.056359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053771" calcext:value-type="float">
            <text:p>0.053771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051859" calcext:value-type="float">
            <text:p>0.051859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050494" calcext:value-type="float">
            <text:p>0.050494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048875" calcext:value-type="float">
            <text:p>0.048875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046773" calcext:value-type="float">
            <text:p>0.046773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044824" calcext:value-type="float">
            <text:p>0.044824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043453" calcext:value-type="float">
            <text:p>0.043453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04254" calcext:value-type="float">
            <text:p>0.04254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041458" calcext:value-type="float">
            <text:p>0.041458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040123" calcext:value-type="float">
            <text:p>0.040123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03855" calcext:value-type="float">
            <text:p>0.03855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03686" calcext:value-type="float">
            <text:p>0.03686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035268" calcext:value-type="float">
            <text:p>0.035268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033941" calcext:value-type="float">
            <text:p>0.033941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032889" calcext:value-type="float">
            <text:p>0.032889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031924" calcext:value-type="float">
            <text:p>0.031924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030979" calcext:value-type="float">
            <text:p>0.030979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029942" calcext:value-type="float">
            <text:p>0.029942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02743" calcext:value-type="float">
            <text:p>0.02743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025874" calcext:value-type="float">
            <text:p>0.025874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024213" calcext:value-type="float">
            <text:p>0.024213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022737" calcext:value-type="float">
            <text:p>0.022737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021505" calcext:value-type="float">
            <text:p>0.021505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020686" calcext:value-type="float">
            <text:p>0.020686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020116" calcext:value-type="float">
            <text:p>0.020116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019505" calcext:value-type="float">
            <text:p>0.019505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018455" calcext:value-type="float">
            <text:p>0.018455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01714" calcext:value-type="float">
            <text:p>0.01714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016196" calcext:value-type="float">
            <text:p>0.016196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015761" calcext:value-type="float">
            <text:p>0.015761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015014" calcext:value-type="float">
            <text:p>0.015014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013608" calcext:value-type="float">
            <text:p>0.013608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012133" calcext:value-type="float">
            <text:p>0.012133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011484" calcext:value-type="float">
            <text:p>0.011484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011427" calcext:value-type="float">
            <text:p>0.011427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011022" calcext:value-type="float">
            <text:p>0.011022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010059" calcext:value-type="float">
            <text:p>0.010059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009201" calcext:value-type="float">
            <text:p>0.009201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008813" calcext:value-type="float">
            <text:p>0.008813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008777" calcext:value-type="float">
            <text:p>0.008777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008642" calcext:value-type="float">
            <text:p>0.008642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008389" calcext:value-type="float">
            <text:p>0.008389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008074" calcext:value-type="float">
            <text:p>0.008074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007704" calcext:value-type="float">
            <text:p>0.007704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007238" calcext:value-type="float">
            <text:p>0.007238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006229" calcext:value-type="float">
            <text:p>0.006229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005895" calcext:value-type="float">
            <text:p>0.005895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00574" calcext:value-type="float">
            <text:p>0.00574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005661" calcext:value-type="float">
            <text:p>0.005661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005604" calcext:value-type="float">
            <text:p>0.005604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005453" calcext:value-type="float">
            <text:p>0.005453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005165" calcext:value-type="float">
            <text:p>0.005165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00464" calcext:value-type="float">
            <text:p>0.00464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003949" calcext:value-type="float">
            <text:p>0.003949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003483" calcext:value-type="float">
            <text:p>0.003483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003449" calcext:value-type="float">
            <text:p>0.003449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003718" calcext:value-type="float">
            <text:p>0.003718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003833" calcext:value-type="float">
            <text:p>0.003833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003812" calcext:value-type="float">
            <text:p>0.003812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003928" calcext:value-type="float">
            <text:p>0.003928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004217" calcext:value-type="float">
            <text:p>0.004217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004248" calcext:value-type="float">
            <text:p>0.004248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003877" calcext:value-type="float">
            <text:p>0.003877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003146" calcext:value-type="float">
            <text:p>0.003146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002409" calcext:value-type="float">
            <text:p>0.002409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001791" calcext:value-type="float">
            <text:p>0.001791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001366" calcext:value-type="float">
            <text:p>0.001366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001327" calcext:value-type="float">
            <text:p>0.001327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002631" calcext:value-type="float">
            <text:p>0.002631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003305" calcext:value-type="float">
            <text:p>0.003305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003568" calcext:value-type="float">
            <text:p>0.003568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00307" calcext:value-type="float">
            <text:p>0.00307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002135" calcext:value-type="float">
            <text:p>0.002135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001234" calcext:value-type="float">
            <text:p>0.001234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000926" calcext:value-type="float">
            <text:p>0.000926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001166" calcext:value-type="float">
            <text:p>0.001166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001454" calcext:value-type="float">
            <text:p>0.001454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001612" calcext:value-type="float">
            <text:p>0.001612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001462" calcext:value-type="float">
            <text:p>0.001462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001304" calcext:value-type="float">
            <text:p>0.001304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001212" calcext:value-type="float">
            <text:p>0.001212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001202" calcext:value-type="float">
            <text:p>0.001202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001223" calcext:value-type="float">
            <text:p>0.001223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001381" calcext:value-type="float">
            <text:p>0.001381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001662" calcext:value-type="float">
            <text:p>0.001662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001973" calcext:value-type="float">
            <text:p>0.001973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002163" calcext:value-type="float">
            <text:p>0.002163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002116" calcext:value-type="float">
            <text:p>0.002116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001832" calcext:value-type="float">
            <text:p>0.001832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001368" calcext:value-type="float">
            <text:p>0.001368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000847" calcext:value-type="float">
            <text:p>0.000847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000445" calcext:value-type="float">
            <text:p>0.000445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000457" calcext:value-type="float">
            <text:p>0.000457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000843" calcext:value-type="float">
            <text:p>0.000843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001266" calcext:value-type="float">
            <text:p>0.001266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001417" calcext:value-type="float">
            <text:p>0.001417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001339" calcext:value-type="float">
            <text:p>0.001339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001289" calcext:value-type="float">
            <text:p>0.001289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001384" calcext:value-type="float">
            <text:p>0.001384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001633" calcext:value-type="float">
            <text:p>0.001633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00171" calcext:value-type="float">
            <text:p>0.00171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001335" calcext:value-type="float">
            <text:p>0.001335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00078" calcext:value-type="float">
            <text:p>0.00078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000629" calcext:value-type="float">
            <text:p>0.000629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000856" calcext:value-type="float">
            <text:p>0.000856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00089" calcext:value-type="float">
            <text:p>0.00089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000603" calcext:value-type="float">
            <text:p>0.000603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000483" calcext:value-type="float">
            <text:p>0.000483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000793" calcext:value-type="float">
            <text:p>0.000793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001404" calcext:value-type="float">
            <text:p>0.001404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001969" calcext:value-type="float">
            <text:p>0.001969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002056" calcext:value-type="float">
            <text:p>0.002056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001666" calcext:value-type="float">
            <text:p>0.001666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001231" calcext:value-type="float">
            <text:p>0.001231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00118" calcext:value-type="float">
            <text:p>0.00118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001529" calcext:value-type="float">
            <text:p>0.001529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001904" calcext:value-type="float">
            <text:p>0.001904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00206" calcext:value-type="float">
            <text:p>0.00206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001933" calcext:value-type="float">
            <text:p>0.001933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001665" calcext:value-type="float">
            <text:p>0.001665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001539" calcext:value-type="float">
            <text:p>0.001539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001573" calcext:value-type="float">
            <text:p>0.001573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001615" calcext:value-type="float">
            <text:p>0.001615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001582" calcext:value-type="float">
            <text:p>0.001582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001473" calcext:value-type="float">
            <text:p>0.001473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001368" calcext:value-type="float">
            <text:p>0.001368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001359" calcext:value-type="float">
            <text:p>0.001359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001481" calcext:value-type="float">
            <text:p>0.001481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00167" calcext:value-type="float">
            <text:p>0.00167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001701" calcext:value-type="float">
            <text:p>0.001701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001395" calcext:value-type="float">
            <text:p>0.001395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00116" calcext:value-type="float">
            <text:p>0.00116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001619" calcext:value-type="float">
            <text:p>0.001619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002497" calcext:value-type="float">
            <text:p>0.002497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002855" calcext:value-type="float">
            <text:p>0.002855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002417" calcext:value-type="float">
            <text:p>0.002417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001842" calcext:value-type="float">
            <text:p>0.001842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001728" calcext:value-type="float">
            <text:p>0.001728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002015" calcext:value-type="float">
            <text:p>0.002015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00239" calcext:value-type="float">
            <text:p>0.00239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002638" calcext:value-type="float">
            <text:p>0.002638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002543" calcext:value-type="float">
            <text:p>0.002543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002034" calcext:value-type="float">
            <text:p>0.002034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001456" calcext:value-type="float">
            <text:p>0.001456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001222" calcext:value-type="float">
            <text:p>0.001222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001409" calcext:value-type="float">
            <text:p>0.001409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001688" calcext:value-type="float">
            <text:p>0.001688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001729" calcext:value-type="float">
            <text:p>0.001729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001578" calcext:value-type="float">
            <text:p>0.001578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001493" calcext:value-type="float">
            <text:p>0.001493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001665" calcext:value-type="float">
            <text:p>0.001665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001906" calcext:value-type="float">
            <text:p>0.001906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00184" calcext:value-type="float">
            <text:p>0.00184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001461" calcext:value-type="float">
            <text:p>0.001461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001143" calcext:value-type="float">
            <text:p>0.001143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001293" calcext:value-type="float">
            <text:p>0.001293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00188" calcext:value-type="float">
            <text:p>0.00188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002309" calcext:value-type="float">
            <text:p>0.002309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002125" calcext:value-type="float">
            <text:p>0.002125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001693" calcext:value-type="float">
            <text:p>0.001693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001714" calcext:value-type="float">
            <text:p>0.001714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002082" calcext:value-type="float">
            <text:p>0.002082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002155" calcext:value-type="float">
            <text:p>0.002155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002028" calcext:value-type="float">
            <text:p>0.002028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002183" calcext:value-type="float">
            <text:p>0.002183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002145" calcext:value-type="float">
            <text:p>0.002145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01474" calcext:value-type="float">
            <text:p>0.001474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00947" calcext:value-type="float">
            <text:p>0.000947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01224" calcext:value-type="float">
            <text:p>0.001224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01967" calcext:value-type="float">
            <text:p>0.001967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02276" calcext:value-type="float">
            <text:p>0.002276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01897" calcext:value-type="float">
            <text:p>0.001897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01481" calcext:value-type="float">
            <text:p>0.001481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01747" calcext:value-type="float">
            <text:p>0.001747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02482" calcext:value-type="float">
            <text:p>0.002482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02683" calcext:value-type="float">
            <text:p>0.002683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02077" calcext:value-type="float">
            <text:p>0.002077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01552" calcext:value-type="float">
            <text:p>0.001552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01741" calcext:value-type="float">
            <text:p>0.001741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0213" calcext:value-type="float">
            <text:p>0.00213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02354" calcext:value-type="float">
            <text:p>0.002354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02597" calcext:value-type="float">
            <text:p>0.002597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02612" calcext:value-type="float">
            <text:p>0.002612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02264" calcext:value-type="float">
            <text:p>0.002264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01886" calcext:value-type="float">
            <text:p>0.001886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01747" calcext:value-type="float">
            <text:p>0.001747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01496" calcext:value-type="float">
            <text:p>0.001496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00901" calcext:value-type="float">
            <text:p>0.000901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00327" calcext:value-type="float">
            <text:p>0.000327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00363" calcext:value-type="float">
            <text:p>0.000363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01076" calcext:value-type="float">
            <text:p>0.001076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01762" calcext:value-type="float">
            <text:p>0.001762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02014" calcext:value-type="float">
            <text:p>0.002014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02105" calcext:value-type="float">
            <text:p>0.002105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0253" calcext:value-type="float">
            <text:p>0.00253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02502" calcext:value-type="float">
            <text:p>0.002502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01729" calcext:value-type="float">
            <text:p>0.001729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00821" calcext:value-type="float">
            <text:p>0.000821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00606" calcext:value-type="float">
            <text:p>0.000606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00647" calcext:value-type="float">
            <text:p>0.000647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00386" calcext:value-type="float">
            <text:p>0.000386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00085" calcext:value-type="float">
            <text:p>0.000085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00479" calcext:value-type="float">
            <text:p>0.000479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00888" calcext:value-type="float">
            <text:p>0.000888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00898" calcext:value-type="float">
            <text:p>0.000898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00908" calcext:value-type="float">
            <text:p>0.000908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01478" calcext:value-type="float">
            <text:p>0.001478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02282" calcext:value-type="float">
            <text:p>0.002282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02583" calcext:value-type="float">
            <text:p>0.002583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01853" calcext:value-type="float">
            <text:p>0.001853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00959" calcext:value-type="float">
            <text:p>0.000959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00249" calcext:value-type="float">
            <text:p>0.000249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00512" calcext:value-type="float">
            <text:p>0.000512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01737" calcext:value-type="float">
            <text:p>0.001737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02267" calcext:value-type="float">
            <text:p>0.002267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01791" calcext:value-type="float">
            <text:p>0.001791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00745" calcext:value-type="float">
            <text:p>0.000745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00579" calcext:value-type="float">
            <text:p>0.000579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01132" calcext:value-type="float">
            <text:p>0.001132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0128" calcext:value-type="float">
            <text:p>0.00128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00955" calcext:value-type="float">
            <text:p>0.000955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00748" calcext:value-type="float">
            <text:p>0.000748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00863" calcext:value-type="float">
            <text:p>0.000863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0092" calcext:value-type="float">
            <text:p>0.00092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00537" calcext:value-type="float">
            <text:p>0.000537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00097" calcext:value-type="float">
            <text:p>0.000097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00036" calcext:value-type="float">
            <text:p>0.000036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00174" calcext:value-type="float">
            <text:p>0.000174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00416" calcext:value-type="float">
            <text:p>0.000416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00726" calcext:value-type="float">
            <text:p>0.000726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0076" calcext:value-type="float">
            <text:p>0.00076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00703" calcext:value-type="float">
            <text:p>0.000703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00918" calcext:value-type="float">
            <text:p>0.000918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0166" calcext:value-type="float">
            <text:p>0.00166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02701" calcext:value-type="float">
            <text:p>0.002701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2663" calcext:value-type="float">
            <text:p>0.002663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1863" calcext:value-type="float">
            <text:p>0.001863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0811" calcext:value-type="float">
            <text:p>0.000811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0888" calcext:value-type="float">
            <text:p>0.000888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1846" calcext:value-type="float">
            <text:p>0.001846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2599" calcext:value-type="float">
            <text:p>0.002599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3044" calcext:value-type="float">
            <text:p>0.003044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03018" calcext:value-type="float">
            <text:p>0.003018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03137" calcext:value-type="float">
            <text:p>0.003137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03137" calcext:value-type="float">
            <text:p>0.003137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.003137" calcext:value-type="float">
            <text:p>0.003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56:08.297146241</dc:date>
    <meta:editing-duration>PT8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